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c3d5" officeooo:paragraph-rsid="0017c3d5"/>
    </style:style>
    <style:style style:name="P2" style:family="paragraph" style:parent-style-name="Standard" style:list-style-name="L1">
      <style:text-properties officeooo:paragraph-rsid="0017c3d5"/>
    </style:style>
    <style:style style:name="P3" style:family="paragraph" style:parent-style-name="Standard" style:list-style-name="L1">
      <style:text-properties officeooo:rsid="0017c3d5" officeooo:paragraph-rsid="0017c3d5"/>
    </style:style>
    <style:style style:name="P4" style:family="paragraph" style:parent-style-name="Text_20_body">
      <style:text-properties officeooo:rsid="0017c3d5" officeooo:paragraph-rsid="0017c3d5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T1" style:family="text">
      <style:text-properties officeooo:rsid="0017c3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nban</text:p>
      <text:p text:style-name="P1"/>
      <text:list text:style-name="L1">
        <text:list-item>
          <text:p text:style-name="P2"><text:span text:style-name="T1">Was ist Kanban?</text:span></text:p>
        </text:list-item>
        <text:list-item>
          <text:p text:style-name="P3">Wie funktioniert das?</text:p>
        </text:list-item>
        <text:list-item>
          <text:p text:style-name="P3">Wo wird es eingestzt?</text:p>
        </text:list-item>
        <text:list-item>
          <text:p text:style-name="P3">Vor- und Nachteile</text:p>
        </text:list-item>
      </text:list>
      <text:p text:style-name="P1"/>
      <text:p text:style-name="P4"><text:span text:style-name="Strong_20_Emphasis">Titel: Das Kanban-Modell – Ein effektives System zur Prozessoptimierung</text:span></text:p>
      <text:p text:style-name="Text_20_body"><text:span text:style-name="Strong_20_Emphasis">Einleitung:</text:span> Kanban ist ein bewährtes Modell für das Workflow-Management, das ursprünglich in der Automobilproduktion entwickelt wurde und heute in vielen Branchen Anwendung findet. In diesem Vortrag werde ich die Grundlagen von Kanban, seine Prinzipien, Vorteile und Anwendungsmöglichkeiten erläutern.</text:p>
      <text:p text:style-name="Text_20_body"><text:span text:style-name="Strong_20_Emphasis">1. Ursprung und Definition:</text:span> Das Kanban-Modell wurde in den 1940er-Jahren von Toyota zur Optimierung der Produktionsprozesse eingeführt. Das japanische Wort "Kanban" bedeutet "Schild" oder "Signalkarte" und beschreibt ein visuelles System zur Steuerung von Arbeitsprozessen.</text:p>
      <text:p text:style-name="Text_20_body"><text:span text:style-name="Strong_20_Emphasis">2. Prinzipien von Kanban:</text:span> Kanban basiert auf sechs Kernprinzipien:</text:p>
      <text:list text:style-name="L2">
        <text:list-item>
          <text:p text:style-name="P5"><text:span text:style-name="Strong_20_Emphasis">Visualisierung des Workflows</text:span>: Aufgaben werden auf einem Kanban-Board dargestellt, um Transparenz zu schaffen. </text:p>
        </text:list-item>
        <text:list-item>
          <text:p text:style-name="P5"><text:span text:style-name="Strong_20_Emphasis">Begrenzung der parallelen Arbeit (Work in Progress – WIP)</text:span>: Durch Begrenzung der gleichzeitig bearbeiteten Aufgaben wird Überlastung vermieden. </text:p>
        </text:list-item>
        <text:list-item>
          <text:p text:style-name="P5"><text:span text:style-name="Strong_20_Emphasis">Steuerung des Flusses</text:span>: Die Effizienz wird durch eine gleichmäßige Arbeitsverteilung optimiert. </text:p>
        </text:list-item>
        <text:list-item>
          <text:p text:style-name="P5"><text:span text:style-name="Strong_20_Emphasis">Explizite Prozessregeln</text:span>: Klare Regeln und Richtlinien helfen, den Arbeitsprozess zu standardisieren. </text:p>
        </text:list-item>
        <text:list-item>
          <text:p text:style-name="P5"><text:span text:style-name="Strong_20_Emphasis">Kontinuierliche Verbesserung</text:span>: Durch regelmäßige Anpassungen und Feedback wird der Prozess optimiert. </text:p>
        </text:list-item>
        <text:list-item>
          <text:p text:style-name="P6"><text:span text:style-name="Strong_20_Emphasis">Führung auf allen Ebenen</text:span>: Jeder Mitarbeiter ist Teil der Prozessverbesserung. </text:p>
        </text:list-item>
      </text:list>
      <text:p text:style-name="Text_20_body"><text:span text:style-name="Strong_20_Emphasis">3. Vorteile von Kanban:</text:span></text:p>
      <text:list text:style-name="L3">
        <text:list-item>
          <text:p text:style-name="P7"><text:span text:style-name="Strong_20_Emphasis">Erhöhte Transparenz</text:span>: Der Arbeitsprozess ist für alle sichtbar. </text:p>
        </text:list-item>
        <text:list-item>
          <text:p text:style-name="P7"><text:span text:style-name="Strong_20_Emphasis">Bessere Kontrolle über Aufgaben</text:span>: Engpässe werden schnell erkannt und gelöst. </text:p>
        </text:list-item>
        <text:list-item>
          <text:p text:style-name="P7"><text:span text:style-name="Strong_20_Emphasis">Höhere Effizienz</text:span>: Durch WIP-Begrenzungen wird der Fokus auf abgeschlossene Aufgaben gelegt. </text:p>
        </text:list-item>
        <text:list-item>
          <text:p text:style-name="P8"><text:span text:style-name="Strong_20_Emphasis">Flexibilität</text:span>: Kanban kann leicht an unterschiedliche Unternehmensstrukturen angepasst werden. </text:p>
        </text:list-item>
      </text:list>
      <text:p text:style-name="Text_20_body"><text:span text:style-name="Strong_20_Emphasis">4. Anwendungsmöglichkeiten:</text:span> Kanban findet Anwendung in verschiedenen Bereichen, darunter:</text:p>
      <text:list text:style-name="L4">
        <text:list-item>
          <text:p text:style-name="P9"><text:span text:style-name="Strong_20_Emphasis">Softwareentwicklung</text:span>: Teams nutzen Kanban-Boards zur agilen Projektsteuerung. </text:p>
        </text:list-item>
        <text:list-item>
          <text:p text:style-name="P9"><text:span text:style-name="Strong_20_Emphasis">Produktion</text:span>: Just-in-Time-Produktion profitiert von Kanban zur Materialsteuerung. </text:p>
        </text:list-item>
        <text:list-item>
          <text:p text:style-name="P9"><text:span text:style-name="Strong_20_Emphasis">IT-Service-Management</text:span>: Ticketsysteme basieren oft auf Kanban-Prinzipien. </text:p>
        </text:list-item>
        <text:list-item>
          <text:p text:style-name="P10"><text:span text:style-name="Strong_20_Emphasis">Personal- und Aufgabenmanagement</text:span>: Kanban hilft bei der Organisation von Aufgaben im Alltag. </text:p>
        </text:list-item>
      </text:list>
      <text:p text:style-name="Text_20_body"><text:span text:style-name="Strong_20_Emphasis">5. Fazit:</text:span> Kanban ist ein leistungsfähiges Modell zur Prozessoptimierung, das Transparenz schafft, Effizienz steigert und Flexibilität ermöglicht. Es eignet sich für Unternehmen jeder Größe und kann <text:soft-page-break/>individuell angepasst werden. Durch kontinuierliche Verbesserung kann Kanban langfristig zu optimierten Arbeitsabläufen führen.</text:p>
      <text:p text:style-name="Text_20_body"><text:span text:style-name="Strong_20_Emphasis">Vielen Dank für Ihre Aufmerksamkeit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9:32:52.730000000</meta:creation-date>
    <dc:date>2025-01-29T19:57:32.018000000</dc:date>
    <meta:editing-duration>PT13M57S</meta:editing-duration>
    <meta:editing-cycles>1</meta:editing-cycles>
    <meta:document-statistic meta:table-count="0" meta:image-count="0" meta:object-count="0" meta:page-count="2" meta:paragraph-count="27" meta:word-count="321" meta:character-count="2560" meta:non-whitespace-character-count="2268"/>
    <meta:generator>LibreOffice/24.8.3.1$Windows_X86_64 LibreOffice_project/65412f067af443213e726c93f137ccc85c9a1e06</meta:generator>
  </office:meta>
</office:document-meta>
</file>